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54cm" draw:marker-start-width="0.427cm" draw:marker-end-width="0.427cm" draw:fill="none" draw:fill-color="#000000" draw:textarea-horizontal-align="center" draw:textarea-vertical-align="middle" fo:padding-top="0.251cm" fo:padding-bottom="0.251cm" fo:padding-left="0.376cm" fo:padding-right="0.376cm"/>
    </style:style>
    <style:style style:name="gr2" style:family="graphic" style:parent-style-name="standard">
      <style:graphic-properties svg:stroke-width="0.254cm" draw:marker-start-width="0.427cm" draw:marker-end-width="0.427cm" draw:fill="none" draw:fill-color="#000000" draw:textarea-horizontal-align="center" draw:textarea-vertical-align="middle" fo:padding-top="0.251cm" fo:padding-bottom="0.251cm" fo:padding-left="0.376cm" fo:padding-right="0.3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54cm" svg:stroke-color="#0000ff" draw:marker-start-width="0.427cm" draw:marker-end-width="0.427cm" draw:fill="none" draw:fill-color="#000000" draw:textarea-horizontal-align="center" draw:textarea-vertical-align="middle" fo:padding-top="0.251cm" fo:padding-bottom="0.251cm" fo:padding-left="0.376cm" fo:padding-right="0.376cm"/>
    </style:style>
    <style:style style:name="gr5" style:family="graphic" style:parent-style-name="standard">
      <style:graphic-properties svg:stroke-width="0.254cm" svg:stroke-color="#0000ff" draw:marker-start-width="0.427cm" draw:marker-end-width="0.427cm" draw:fill="none" draw:fill-color="#000000" draw:textarea-horizontal-align="center" draw:textarea-vertical-align="middle" fo:padding-top="0.251cm" fo:padding-bottom="0.251cm" fo:padding-left="0.376cm" fo:padding-right="0.376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svg:stroke-width="0.254cm" svg:stroke-color="#0000ff" draw:marker-end="Arrow" draw:marker-end-width="0.61cm" draw:fill="none" draw:fill-color="#000000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254cm" svg:stroke-color="#0000ff" draw:marker-end="Arrow" draw:marker-end-width="0.762cm" draw:fill="none" draw:fill-color="#000000" draw:textarea-horizontal-align="center" draw:textarea-vertical-align="middle" fo:padding-top="0.252cm" fo:padding-bottom="0.252cm" fo:padding-left="0.377cm" fo:padding-right="0.377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32pt" fo:font-style="normal" fo:font-weight="bold" style:font-size-asian="18pt" style:font-size-complex="18pt"/>
    </style:style>
    <style:style style:name="P2" style:family="paragraph">
      <style:paragraph-properties fo:text-align="center"/>
      <style:text-properties fo:font-size="32pt" fo:font-style="normal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0000ff" fo:font-size="32pt" fo:font-style="normal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color="#0000ff" fo:font-size="32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0000ff" fo:font-size="32pt" fo:font-weight="bold"/>
    </style:style>
    <style:style style:name="T1" style:family="text">
      <style:text-properties fo:color="#0000ff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ellipse draw:style-name="gr1" draw:text-style-name="P1" draw:id="id1" draw:layer="layout" svg:width="5.588cm" svg:height="2.746cm" svg:x="9.857cm" svg:y="2.315cm">
          <text:p text:style-name="P1">Cameo</text:p>
        </draw:ellipse>
        <draw:ellipse draw:style-name="gr1" draw:text-style-name="P1" draw:id="id2" draw:layer="layout" svg:width="6.343cm" svg:height="2.522cm" svg:x="3.335cm" svg:y="7.343cm">
          <text:p text:style-name="P1">Ambrosia</text:p>
        </draw:ellipse>
        <draw:ellipse draw:style-name="gr1" draw:text-style-name="P1" draw:id="id4" draw:layer="layout" svg:width="3.192cm" svg:height="2.522cm" svg:x="18.578cm" svg:y="7.343cm">
          <text:p text:style-name="P1">Gala</text:p>
        </draw:ellipse>
        <draw:ellipse draw:style-name="gr1" draw:text-style-name="P1" draw:id="id3" draw:layer="layout" svg:width="6.343cm" svg:height="2.521cm" svg:x="5.153cm" svg:y="12.237cm">
          <text:p text:style-name="P1">Braeburn</text:p>
        </draw:ellipse>
        <draw:ellipse draw:style-name="gr1" draw:text-style-name="P1" draw:id="id5" draw:layer="layout" svg:width="3.59cm" svg:height="2.521cm" svg:x="13.264cm" svg:y="12.202cm">
          <text:p text:style-name="P1">Fuji</text:p>
        </draw:ellipse>
        <draw:ellipse draw:style-name="gr1" draw:text-style-name="P1" draw:id="id6" draw:layer="layout" svg:width="5.539cm" svg:height="2.521cm" svg:x="21.591cm" svg:y="12.102cm">
          <text:p text:style-name="P1">Red Del</text:p>
        </draw:ellipse>
        <draw:ellipse draw:style-name="gr1" draw:text-style-name="P1" draw:id="id7" draw:layer="layout" svg:width="5.907cm" svg:height="2.521cm" svg:x="18.323cm" svg:y="17.199cm">
          <text:p text:style-name="P1">McIntosh</text:p>
        </draw:ellipse>
        <draw:connector draw:style-name="gr2" draw:text-style-name="P2" draw:layer="layout" draw:type="line" svg:x1="12.651cm" svg:y1="5.061cm" svg:x2="6.506cm" svg:y2="7.343cm" draw:start-shape="id1" draw:start-glue-point="2" draw:end-shape="id2" draw:end-glue-point="0">
          <text:p text:style-name="P7"/>
        </draw:connector>
        <draw:connector draw:style-name="gr2" draw:text-style-name="P2" draw:layer="layout" draw:type="line" svg:x1="6.506cm" svg:y1="9.865cm" svg:x2="8.324cm" svg:y2="12.236cm" draw:start-shape="id2" draw:start-glue-point="2" draw:end-shape="id3" draw:end-glue-point="0">
          <text:p text:style-name="P7"/>
        </draw:connector>
        <draw:connector draw:style-name="gr2" draw:text-style-name="P2" draw:layer="layout" draw:type="line" svg:x1="12.651cm" svg:y1="5.061cm" svg:x2="20.174cm" svg:y2="7.343cm" draw:start-shape="id1" draw:start-glue-point="2" draw:end-shape="id4" draw:end-glue-point="0">
          <text:p text:style-name="P7"/>
        </draw:connector>
        <draw:connector draw:style-name="gr2" draw:text-style-name="P2" draw:layer="layout" draw:type="line" svg:x1="20.174cm" svg:y1="9.865cm" svg:x2="15.059cm" svg:y2="12.201cm" draw:start-shape="id4" draw:start-glue-point="2" draw:end-shape="id5" draw:end-glue-point="0">
          <text:p text:style-name="P7"/>
        </draw:connector>
        <draw:connector draw:style-name="gr2" draw:text-style-name="P2" draw:layer="layout" draw:type="line" svg:x1="20.174cm" svg:y1="9.865cm" svg:x2="24.36cm" svg:y2="12.101cm" draw:start-shape="id4" draw:start-glue-point="2" draw:end-shape="id6" draw:end-glue-point="0">
          <text:p text:style-name="P7"/>
        </draw:connector>
        <draw:connector draw:style-name="gr2" draw:text-style-name="P2" draw:layer="layout" draw:type="line" svg:x1="24.36cm" svg:y1="14.623cm" svg:x2="21.276cm" svg:y2="17.198cm" draw:start-shape="id6" draw:start-glue-point="2" draw:end-shape="id7" draw:end-glue-point="0">
          <text:p text:style-name="P7"/>
        </draw:connector>
        <draw:connector draw:style-name="gr2" draw:text-style-name="P2" draw:layer="layout" draw:type="line" svg:x1="12.651cm" svg:y1="2.315cm" svg:x2="12.641cm" svg:y2="0.735cm" draw:start-shape="id1" draw:start-glue-point="0">
          <text:p text:style-name="P7"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ellipse draw:style-name="gr1" draw:text-style-name="P1" draw:id="id8" draw:layer="layout" svg:width="5.588cm" svg:height="2.746cm" svg:x="9.857cm" svg:y="2.315cm">
          <text:p text:style-name="P1">Cameo</text:p>
        </draw:ellipse>
        <draw:ellipse draw:style-name="gr1" draw:text-style-name="P1" draw:id="id9" draw:layer="layout" svg:width="6.343cm" svg:height="2.522cm" svg:x="1.135cm" svg:y="7.343cm">
          <text:p text:style-name="P1">Ambrosia</text:p>
        </draw:ellipse>
        <draw:ellipse draw:style-name="gr1" draw:text-style-name="P1" draw:id="id11" draw:layer="layout" svg:width="3.192cm" svg:height="2.522cm" svg:x="18.578cm" svg:y="7.343cm">
          <text:p text:style-name="P1">Gala</text:p>
        </draw:ellipse>
        <draw:ellipse draw:style-name="gr1" draw:text-style-name="P1" draw:id="id10" draw:layer="layout" svg:width="6.343cm" svg:height="2.521cm" svg:x="2.953cm" svg:y="12.237cm">
          <text:p text:style-name="P1">Braeburn</text:p>
        </draw:ellipse>
        <draw:ellipse draw:style-name="gr1" draw:text-style-name="P1" draw:id="id12" draw:layer="layout" svg:width="3.59cm" svg:height="2.521cm" svg:x="13.264cm" svg:y="12.202cm">
          <text:p text:style-name="P1">Fuji</text:p>
        </draw:ellipse>
        <draw:ellipse draw:style-name="gr1" draw:text-style-name="P1" draw:id="id13" draw:layer="layout" svg:width="5.539cm" svg:height="2.521cm" svg:x="21.591cm" svg:y="12.102cm">
          <text:p text:style-name="P1">Red Del</text:p>
        </draw:ellipse>
        <draw:ellipse draw:style-name="gr1" draw:text-style-name="P1" draw:id="id14" draw:layer="layout" svg:width="5.907cm" svg:height="2.521cm" svg:x="18.323cm" svg:y="17.199cm">
          <text:p text:style-name="P1">McIntosh</text:p>
        </draw:ellipse>
        <draw:connector draw:style-name="gr2" draw:text-style-name="P2" draw:layer="layout" draw:type="line" svg:x1="12.651cm" svg:y1="5.061cm" svg:x2="4.306cm" svg:y2="7.343cm" draw:start-shape="id8" draw:start-glue-point="2" draw:end-shape="id9" draw:end-glue-point="0">
          <text:p text:style-name="P7"/>
        </draw:connector>
        <draw:connector draw:style-name="gr2" draw:text-style-name="P2" draw:layer="layout" draw:type="line" svg:x1="4.306cm" svg:y1="9.865cm" svg:x2="6.124cm" svg:y2="12.236cm" draw:start-shape="id9" draw:start-glue-point="2" draw:end-shape="id10" draw:end-glue-point="0">
          <text:p text:style-name="P7"/>
        </draw:connector>
        <draw:connector draw:style-name="gr2" draw:text-style-name="P2" draw:layer="layout" draw:type="line" svg:x1="12.651cm" svg:y1="5.061cm" svg:x2="20.174cm" svg:y2="7.343cm" draw:start-shape="id8" draw:start-glue-point="2" draw:end-shape="id11" draw:end-glue-point="0">
          <text:p text:style-name="P7"/>
        </draw:connector>
        <draw:connector draw:style-name="gr2" draw:text-style-name="P2" draw:layer="layout" draw:type="line" svg:x1="20.174cm" svg:y1="9.865cm" svg:x2="15.059cm" svg:y2="12.201cm" draw:start-shape="id11" draw:start-glue-point="2" draw:end-shape="id12" draw:end-glue-point="0">
          <text:p text:style-name="P7"/>
        </draw:connector>
        <draw:connector draw:style-name="gr2" draw:text-style-name="P2" draw:layer="layout" draw:type="line" svg:x1="20.174cm" svg:y1="9.865cm" svg:x2="24.36cm" svg:y2="12.101cm" draw:start-shape="id11" draw:start-glue-point="2" draw:end-shape="id13" draw:end-glue-point="0">
          <text:p text:style-name="P7"/>
        </draw:connector>
        <draw:connector draw:style-name="gr2" draw:text-style-name="P2" draw:layer="layout" draw:type="line" svg:x1="24.36cm" svg:y1="14.623cm" svg:x2="21.276cm" svg:y2="17.198cm" draw:start-shape="id13" draw:start-glue-point="2" draw:end-shape="id14" draw:end-glue-point="0">
          <text:p text:style-name="P7"/>
        </draw:connector>
        <draw:connector draw:style-name="gr2" draw:text-style-name="P2" draw:layer="layout" draw:type="line" svg:x1="12.651cm" svg:y1="2.315cm" svg:x2="12.641cm" svg:y2="0.735cm" draw:start-shape="id8" draw:start-glue-point="0">
          <text:p text:style-name="P7"/>
        </draw:connector>
        <draw:ellipse draw:style-name="gr4" draw:text-style-name="P3" draw:id="id15" draw:layer="layout" svg:width="5.907cm" svg:height="2.521cm" svg:x="9.523cm" svg:y="17.199cm">
          <text:p text:style-name="P3">Cortland</text:p>
        </draw:ellipse>
        <draw:connector draw:style-name="gr5" draw:text-style-name="P4" draw:layer="layout" draw:type="line" svg:x1="15.059cm" svg:y1="14.723cm" svg:x2="12.476cm" svg:y2="17.198cm" draw:start-shape="id12" draw:start-glue-point="2" draw:end-shape="id15" draw:end-glue-point="0">
          <text:p text:style-name="P7"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1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ellipse draw:style-name="gr1" draw:text-style-name="P1" draw:id="id16" draw:layer="layout" svg:width="5.588cm" svg:height="2.746cm" svg:x="9.857cm" svg:y="2.315cm">
          <text:p text:style-name="P1">Cameo</text:p>
        </draw:ellipse>
        <draw:ellipse draw:style-name="gr1" draw:text-style-name="P1" draw:id="id17" draw:layer="layout" svg:width="6.343cm" svg:height="2.522cm" svg:x="3.335cm" svg:y="7.343cm">
          <text:p text:style-name="P1">Ambrosia</text:p>
        </draw:ellipse>
        <draw:ellipse draw:style-name="gr4" draw:text-style-name="P3" draw:id="id19" draw:layer="layout" svg:width="6.35cm" svg:height="2.522cm" svg:x="16.58cm" svg:y="7.343cm">
          <text:p text:style-name="P3">McIntosh</text:p>
        </draw:ellipse>
        <draw:ellipse draw:style-name="gr1" draw:text-style-name="P1" draw:id="id18" draw:layer="layout" svg:width="6.343cm" svg:height="2.521cm" svg:x="5.153cm" svg:y="12.237cm">
          <text:p text:style-name="P1">Braeburn</text:p>
        </draw:ellipse>
        <draw:ellipse draw:style-name="gr1" draw:text-style-name="P1" draw:id="id20" draw:layer="layout" svg:width="3.59cm" svg:height="2.521cm" svg:x="13.264cm" svg:y="12.202cm">
          <text:p text:style-name="P1">Fuji</text:p>
        </draw:ellipse>
        <draw:ellipse draw:style-name="gr1" draw:text-style-name="P1" draw:id="id21" draw:layer="layout" svg:width="5.539cm" svg:height="2.521cm" svg:x="21.591cm" svg:y="12.102cm">
          <text:p text:style-name="P1">Red Del</text:p>
        </draw:ellipse>
        <draw:connector draw:style-name="gr2" draw:text-style-name="P2" draw:layer="layout" draw:type="line" svg:x1="12.651cm" svg:y1="5.061cm" svg:x2="6.506cm" svg:y2="7.343cm" draw:start-shape="id16" draw:start-glue-point="2" draw:end-shape="id17" draw:end-glue-point="0">
          <text:p text:style-name="P7"/>
        </draw:connector>
        <draw:connector draw:style-name="gr2" draw:text-style-name="P2" draw:layer="layout" draw:type="line" svg:x1="6.506cm" svg:y1="9.865cm" svg:x2="8.324cm" svg:y2="12.236cm" draw:start-shape="id17" draw:start-glue-point="2" draw:end-shape="id18" draw:end-glue-point="0">
          <text:p text:style-name="P7"/>
        </draw:connector>
        <draw:connector draw:style-name="gr5" draw:text-style-name="P2" draw:layer="layout" draw:type="line" svg:x1="12.651cm" svg:y1="5.061cm" svg:x2="19.755cm" svg:y2="7.343cm" draw:start-shape="id16" draw:start-glue-point="2" draw:end-shape="id19" draw:end-glue-point="0">
          <text:p text:style-name="P7"/>
        </draw:connector>
        <draw:connector draw:style-name="gr5" draw:text-style-name="P2" draw:layer="layout" draw:type="line" svg:x1="19.755cm" svg:y1="9.865cm" svg:x2="15.059cm" svg:y2="12.201cm" draw:start-shape="id19" draw:start-glue-point="2" draw:end-shape="id20" draw:end-glue-point="0">
          <text:p text:style-name="P7"/>
        </draw:connector>
        <draw:connector draw:style-name="gr5" draw:text-style-name="P2" draw:layer="layout" draw:type="line" svg:x1="19.755cm" svg:y1="9.865cm" svg:x2="24.36cm" svg:y2="12.101cm" draw:start-shape="id19" draw:start-glue-point="2" draw:end-shape="id21" draw:end-glue-point="0">
          <text:p text:style-name="P7"/>
        </draw:connector>
        <draw:connector draw:style-name="gr2" draw:text-style-name="P2" draw:layer="layout" draw:type="line" svg:x1="12.651cm" svg:y1="2.315cm" svg:x2="12.641cm" svg:y2="0.735cm" draw:start-shape="id16" draw:start-glue-point="0">
          <text:p text:style-name="P7"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1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4" draw:text-style-name="P6" draw:id="id22" draw:layer="layout" svg:width="3.81cm" svg:height="1.905cm" svg:x="4.84cm" svg:y="7.02cm">
          <text:p text:style-name="P5"><text:span text:style-name="T1">prev</text:span></text:p>
        </draw:rect>
        <draw:rect draw:style-name="gr4" draw:text-style-name="P6" draw:layer="layout" svg:width="3.81cm" svg:height="1.905cm" svg:x="4.84cm" svg:y="8.921cm">
          <text:p text:style-name="P5"><text:span text:style-name="T1">0.0</text:span></text:p>
        </draw:rect>
        <draw:rect draw:style-name="gr4" draw:text-style-name="P6" draw:id="id28" draw:layer="layout" svg:width="3.81cm" svg:height="1.905cm" svg:x="4.84cm" svg:y="10.821cm">
          <text:p text:style-name="P5"><text:span text:style-name="T1">next</text:span></text:p>
        </draw:rect>
        <draw:rect draw:style-name="gr4" draw:text-style-name="P6" draw:id="id26" draw:layer="layout" svg:width="3.81cm" svg:height="1.905cm" svg:x="12.14cm" svg:y="7.02cm">
          <text:p text:style-name="P5"><text:span text:style-name="T1">prev</text:span></text:p>
        </draw:rect>
        <draw:rect draw:style-name="gr4" draw:text-style-name="P6" draw:layer="layout" svg:width="3.81cm" svg:height="1.905cm" svg:x="12.14cm" svg:y="8.921cm">
          <text:p text:style-name="P5"><text:span text:style-name="T1">1.0</text:span></text:p>
        </draw:rect>
        <draw:rect draw:style-name="gr4" draw:text-style-name="P6" draw:id="id29" draw:layer="layout" svg:width="3.81cm" svg:height="1.905cm" svg:x="12.14cm" svg:y="10.821cm">
          <text:p text:style-name="P5"><text:span text:style-name="T1">next</text:span></text:p>
        </draw:rect>
        <draw:rect draw:style-name="gr4" draw:text-style-name="P6" draw:id="id27" draw:layer="layout" svg:width="3.81cm" svg:height="1.905cm" svg:x="19.64cm" svg:y="7.02cm">
          <text:p text:style-name="P5"><text:span text:style-name="T1">prev</text:span></text:p>
        </draw:rect>
        <draw:rect draw:style-name="gr4" draw:text-style-name="P6" draw:layer="layout" svg:width="3.81cm" svg:height="1.905cm" svg:x="19.64cm" svg:y="8.921cm">
          <text:p text:style-name="P5"><text:span text:style-name="T1">2.0</text:span></text:p>
        </draw:rect>
        <draw:rect draw:style-name="gr4" draw:text-style-name="P6" draw:id="id24" draw:layer="layout" svg:width="3.81cm" svg:height="1.905cm" svg:x="19.64cm" svg:y="10.821cm">
          <text:p text:style-name="P5"><text:span text:style-name="T1">next</text:span></text:p>
        </draw:rect>
        <draw:frame draw:style-name="gr6" draw:text-style-name="P8" draw:id="id23" draw:layer="layout" svg:width="2.424cm" svg:height="1.619cm" svg:x="0.57cm" svg:y="7.171cm">
          <draw:text-box>
            <text:p text:style-name="P7"><text:span text:style-name="T1">NIL</text:span></text:p>
          </draw:text-box>
        </draw:frame>
        <draw:frame draw:style-name="gr6" draw:text-style-name="P8" draw:id="id25" draw:layer="layout" svg:width="2.424cm" svg:height="1.619cm" svg:x="25.3cm" svg:y="11.056cm">
          <draw:text-box>
            <text:p text:style-name="P7"><text:span text:style-name="T1">NIL</text:span></text:p>
          </draw:text-box>
        </draw:frame>
        <draw:connector draw:style-name="gr7" draw:text-style-name="P4" draw:layer="layout" draw:type="line" svg:x1="4.84cm" svg:y1="7.972cm" svg:x2="2.994cm" svg:y2="7.98cm" draw:start-shape="id22" draw:start-glue-point="3" draw:end-shape="id23" draw:end-glue-point="1">
          <text:p text:style-name="P7"/>
        </draw:connector>
        <draw:connector draw:style-name="gr7" draw:text-style-name="P4" draw:layer="layout" draw:type="line" svg:x1="23.45cm" svg:y1="11.773cm" svg:x2="25.3cm" svg:y2="11.865cm" draw:start-shape="id24" draw:start-glue-point="1" draw:end-shape="id25" draw:end-glue-point="3">
          <text:p text:style-name="P7"/>
        </draw:connector>
        <draw:connector draw:style-name="gr8" draw:text-style-name="P4" draw:layer="layout" draw:type="line" svg:x1="12.14cm" svg:y1="7.972cm" svg:x2="8.65cm" svg:y2="7.972cm" draw:start-shape="id26" draw:start-glue-point="3" draw:end-shape="id22" draw:end-glue-point="1">
          <text:p text:style-name="P7"/>
        </draw:connector>
        <draw:connector draw:style-name="gr8" draw:text-style-name="P4" draw:layer="layout" draw:type="line" svg:x1="19.64cm" svg:y1="7.972cm" svg:x2="15.95cm" svg:y2="7.972cm" draw:start-shape="id27" draw:start-glue-point="3" draw:end-shape="id26" draw:end-glue-point="1">
          <text:p text:style-name="P7"/>
        </draw:connector>
        <draw:connector draw:style-name="gr8" draw:text-style-name="P4" draw:layer="layout" draw:type="line" svg:x1="8.65cm" svg:y1="11.773cm" svg:x2="12.14cm" svg:y2="11.773cm" draw:start-shape="id28" draw:start-glue-point="1" draw:end-shape="id29" draw:end-glue-point="3">
          <text:p text:style-name="P7"/>
        </draw:connector>
        <draw:connector draw:style-name="gr8" draw:text-style-name="P4" draw:layer="layout" draw:type="line" svg:x1="15.95cm" svg:y1="11.773cm" svg:x2="19.64cm" svg:y2="11.773cm" draw:start-shape="id29" draw:start-glue-point="1" draw:end-shape="id24" draw:end-glue-point="3">
          <text:p text:style-name="P7"/>
        </draw:connector>
        <draw:frame draw:style-name="gr6" draw:text-style-name="P8" draw:id="id30" draw:layer="layout" svg:width="3.246cm" svg:height="1.619cm" svg:x="5.08cm" svg:y="1.905cm">
          <draw:text-box>
            <text:p text:style-name="P7"><text:span text:style-name="T1">head</text:span></text:p>
          </draw:text-box>
        </draw:frame>
        <draw:connector draw:style-name="gr8" draw:text-style-name="P4" draw:layer="layout" draw:type="line" svg:x1="6.703cm" svg:y1="3.524cm" svg:x2="6.745cm" svg:y2="7.02cm" draw:start-shape="id30" draw:start-glue-point="2" draw:end-shape="id22" draw:end-glue-point="0">
          <text:p text:style-name="P7"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1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Sean Ho</meta:initial-creator>
    <meta:creation-date>2005-12-14T07:40:45</meta:creation-date>
    <dc:creator>Sean Ho</dc:creator>
    <dc:date>2005-12-14T13:35:27</dc:date>
    <dc:language>en-US</dc:language>
    <meta:editing-cycles>6</meta:editing-cycles>
    <meta:editing-duration>PT5H54M43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